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co1" style:family="table-column">
      <style:table-column-properties style:column-width="2.632cm" style:use-optimal-column-width="false"/>
    </style:style>
    <style:style style:name="co2" style:family="table-column">
      <style:table-column-properties style:column-width="2.762cm" style:use-optimal-column-width="false"/>
    </style:style>
    <style:style style:name="co3" style:family="table-column">
      <style:table-column-properties style:column-width="2.503cm" style:use-optimal-column-width="false"/>
    </style:style>
    <style:style style:name="co4" style:family="table-column">
      <style:table-column-properties style:column-width="2.639cm" style:use-optimal-column-width="false"/>
    </style:style>
    <style:style style:name="ro1" style:family="table-row">
      <style:table-row-properties style:row-height="1.018cm"/>
    </style:style>
    <style:style style:name="ro2" style:family="table-row">
      <style:table-row-properties style:row-height="3.649cm"/>
    </style:style>
    <style:style style:name="ro3" style:family="table-row">
      <style:table-row-properties style:row-height="3.659cm"/>
    </style:style>
    <style:style style:name="ce1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-color="#ffffff" style:repeat="repeat"/>
      <style:paragraph-properties fo:text-align="center" fo:border-left="0.57pt ridge #000000" fo:border-right="0.57pt ridge #000000" fo:border-top="0.57pt ridge #000000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style:graphic-properties draw:fill-color="#ffffff" style:repeat="repeat"/>
      <style:paragraph-properties fo:border-left="0.57pt ridge #000000" fo:border-right="0.57pt ridge #000000" fo:border-top="0.57pt ridge #000000" fo:border-bottom="none"/>
    </style:style>
    <style:style style:name="ce5" style:family="table-cell">
      <style:graphic-properties draw:fill-color="#ffffff" style:repeat="repeat"/>
      <style:paragraph-properties fo:border-left="0.57pt ridge #000000" fo:border-right="0.57pt ridge #000000" fo:border-top="none" fo:border-bottom="none"/>
    </style:style>
    <style:style style:name="ce6" style:family="table-cell">
      <style:graphic-properties draw:fill-color="#ffffff" style:repeat="repeat"/>
      <style:paragraph-properties fo:border-left="0.57pt ridge #000000" fo:border-right="0.57pt ridge #000000" fo:border-top="none" fo:border-bottom="0.57pt ridge #000000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measure" draw:layer="layout" svg:width="18.431cm" svg:height="12.327cm" svg:x="1.364cm" svg:y="6.3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><text:span text:style-name="T1">PB</text:span></text:p>
              </table:table-cell>
              <table:table-cell>
                <text:p><text:span text:style-name="T1">SB</text:span></text:p>
              </table:table-cell>
              <table:table-cell>
                <text:p><text:span text:style-name="T1">TODO</text:span></text:p>
              </table:table-cell>
              <table:table-cell table:style-name="ce2">
                <text:p text:style-name="P1"><text:span text:style-name="T2">ON</text:span></text:p>
                <text:p text:style-name="P1"><text:span text:style-name="T2">GOING</text:span></text:p>
              </table:table-cell>
              <table:table-cell>
                <text:p><text:span text:style-name="T1">DONE</text:span></text:p>
              </table:table-cell>
              <table:table-cell table:style-name="ce3">
                <text:p><text:span text:style-name="T3">BLOCKED</text:span></text:p>
              </table:table-cell>
              <table:table-cell>
                <text:p><text:span text:style-name="T1">OK</text:span></text:p>
              </table:table-cell>
            </table:table-row>
            <table:table-row table:style-name="ro2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.524cm" svg:height="1.651cm" svg:x="1.889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1.889cm" svg:y="10.14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1.889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1.889cm" svg:y="14.589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4.556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4.556cm" svg:y="10.017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4.556cm" svg:y="12.4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1.863cm" svg:y="10.118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6.969cm" svg:y="7.985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9.763cm" svg:y="9.763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524cm" svg:height="1.651cm" svg:x="12.303cm" svg:y="11.414cm">
          <text:p/>
          <draw:enhanced-geometry svg:viewBox="0 0 21600 21600" draw:glue-points="10800 0 0 10800 10800 21600 21600 10800" draw:text-areas="0 0 21600 ?f11" draw:type="paper" draw:modifiers="14442.502951593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1T15:49:18</meta:creation-date>
    <dc:date>2015-07-22T17:56:40</dc:date>
    <dc:creator>Dario Palminio</dc:creator>
    <meta:editing-duration>PT16M34S</meta:editing-duration>
    <meta:editing-cycles>2</meta:editing-cycles>
    <meta:generator>LibreOffice/3.5$Linux_X86_64 LibreOffice_project/350m1$Build-2</meta:generator>
    <meta:document-statistic meta:object-count="12"/>
  </office:meta>
</office:document-meta>
</file>